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138in solid #000001" fo:padding-top="0.0138in" fo:padding-left="0.0555in" fo:padding-bottom="0.0138in" fo:padding-right="0.0555in" style:shadow="none" fo:text-align="center"/>
    </style:style>
    <style:style style:name="T2" style:parent-style-name="Policepardéfaut" style:family="text">
      <style:text-properties style:font-name="Century Gothic" style:font-name-complex="Tahoma" fo:font-weight="bold" style:font-weight-asian="bold" fo:font-variant="small-caps" fo:letter-spacing="0.0277in" fo:font-size="16pt" style:font-size-asian="16pt" fo:language="en" fo:country="GB"/>
    </style:style>
    <style:style style:name="P3" style:parent-style-name="Standard" style:family="paragraph">
      <style:text-properties style:font-name="Century Gothic" fo:font-size="11pt" style:font-size-asian="11pt" style:font-size-complex="11pt" fo:language="en" fo:country="GB"/>
    </style:style>
    <style:style style:name="T4" style:parent-style-name="Policepardéfaut" style:family="text">
      <style:text-properties style:font-name="Century Gothic" fo:font-size="11pt" style:font-size-asian="11pt" style:font-size-complex="11pt" fo:language="en" fo:country="GB"/>
    </style:style>
    <style:style style:name="T5" style:parent-style-name="Policepardéfaut" style:family="text">
      <style:text-properties style:font-name="Century Gothic" fo:font-size="11pt" style:font-size-asian="11pt" style:font-size-complex="11pt" fo:language="en" fo:country="GB"/>
    </style:style>
    <style:style style:name="T6" style:parent-style-name="Policepardéfaut" style:family="text">
      <style:text-properties style:font-name="Century Gothic" fo:font-size="11pt" style:font-size-asian="11pt" style:font-size-complex="11pt"/>
    </style:style>
    <style:style style:name="P7" style:parent-style-name="Standard" style:family="paragraph">
      <style:text-properties style:font-name="Century Gothic" fo:font-size="11pt" style:font-size-asian="11pt" style:font-size-complex="11pt"/>
    </style:style>
    <style:style style:name="P8" style:parent-style-name="Standard" style:family="paragraph">
      <style:text-properties style:font-name="Century Gothic" fo:font-size="11pt" style:font-size-asian="11pt" style:font-size-complex="11pt"/>
    </style:style>
    <style:style style:name="T9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0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1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2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3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4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5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6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7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8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9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20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21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2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2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2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entury Gothic" fo:font-weight="bold" style:font-weight-asian="bold" fo:font-size="11pt" style:font-size-asian="11pt" style:font-size-complex="11pt"/>
    </style:style>
    <style:style style:name="P26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27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28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2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3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3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entury Gothic" fo:font-weight="bold" style:font-weight-asian="bold" fo:font-size="11pt" style:font-size-asian="11pt" style:font-size-complex="11pt"/>
    </style:style>
    <style:style style:name="P33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34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35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36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37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38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3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4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4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43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  <style:text-properties style:font-name="Century Gothic" fo:font-weight="bold" style:font-weight-asian="bold" fo:font-size="11pt" style:font-size-asian="11pt" style:font-size-complex="11pt"/>
    </style:style>
    <style:style style:name="T44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45" style:parent-style-name="Policepardéfaut" style:family="text">
      <style:text-properties style:font-name="Century Gothic" fo:font-size="11pt" style:font-size-asian="11pt" style:font-size-complex="11pt"/>
    </style:style>
    <style:style style:name="T46" style:parent-style-name="Policepardéfaut" style:family="text">
      <style:text-properties style:font-name="Century Gothic" fo:font-size="11pt" style:font-size-asian="11pt" style:font-size-complex="11pt"/>
    </style:style>
    <style:style style:name="T47" style:parent-style-name="Policepardéfaut" style:family="text">
      <style:text-properties style:font-name="Century Gothic" fo:font-size="11pt" style:font-size-asian="11pt" style:font-size-complex="11pt"/>
    </style:style>
    <style:style style:name="T48" style:parent-style-name="Policepardéfaut" style:family="text">
      <style:text-properties style:font-name="Century Gothic" fo:font-size="11pt" style:font-size-asian="11pt" style:font-size-complex="11pt"/>
    </style:style>
    <style:style style:name="T49" style:parent-style-name="Policepardéfaut" style:family="text">
      <style:text-properties style:font-name="Century Gothic" fo:font-size="11pt" style:font-size-asian="11pt" style:font-size-complex="11pt"/>
    </style:style>
    <style:style style:name="P50" style:parent-style-name="Standard" style:family="paragraph">
      <style:text-properties style:font-name="Century Gothic" fo:font-size="11pt" style:font-size-asian="11pt" style:font-size-complex="11pt"/>
    </style:style>
    <style:style style:name="P51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52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53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5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55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57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58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59" style:parent-style-name="Standard" style:family="paragraph">
      <style:text-properties style:font-name="Century Gothic" fo:font-size="11pt" style:font-size-asian="11pt" style:font-size-complex="11pt"/>
    </style:style>
    <style:style style:name="P60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  <style:text-properties style:font-name="Century Gothic" fo:font-size="11pt" style:font-size-asian="11pt" style:font-size-complex="11pt"/>
    </style:style>
    <style:style style:name="T61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62" style:parent-style-name="Policepardéfaut" style:family="text">
      <style:text-properties style:font-name="Century Gothic" fo:font-size="11pt" style:font-size-asian="11pt" style:font-size-complex="11pt"/>
    </style:style>
    <style:style style:name="P63" style:parent-style-name="Standard" style:family="paragraph">
      <style:text-properties style:font-name="Century Gothic" fo:font-size="11pt" style:font-size-asian="11pt" style:font-size-complex="11pt"/>
    </style:style>
    <style:style style:name="P64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65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66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6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68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69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7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7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73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7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75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  <style:text-properties style:font-name="Century Gothic" fo:font-size="11pt" style:font-size-asian="11pt" style:font-size-complex="11pt"/>
    </style:style>
    <style:style style:name="P76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77" style:parent-style-name="Standard" style:family="paragraph">
      <style:paragraph-properties fo:text-align="justify"/>
    </style:style>
    <style:style style:name="T78" style:parent-style-name="Policepardéfaut" style:family="text"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79" style:parent-style-name="Standard" style:family="paragraph">
      <style:paragraph-properties fo:text-align="justify"/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80" style:parent-style-name="Standard" style:family="paragraph">
      <style:paragraph-properties fo:text-align="justify"/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81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82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8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85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86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88" style:parent-style-name="Standard" style:family="paragraph">
      <style:paragraph-properties fo:text-align="justify"/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89" style:parent-style-name="Standard" style:family="paragraph">
      <style:paragraph-properties fo:text-align="justify"/>
    </style:style>
    <style:style style:name="T90" style:parent-style-name="Policepardéfaut" style:family="text"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T91" style:parent-style-name="Policepardéfaut" style:family="text">
      <style:text-properties style:font-name="Century Gothic" style:font-name-asian="Arial Unicode MS" style:font-name-complex="Calibri" fo:font-weight="bold" style:font-weight-asian="bold" fo:font-size="11pt" style:font-size-asian="11pt" style:font-size-complex="11pt" style:language-asian="en" style:country-asian="GB"/>
    </style:style>
    <style:style style:name="P92" style:parent-style-name="Standard" style:family="paragraph">
      <style:paragraph-properties fo:text-align="justify"/>
    </style:style>
    <style:style style:name="T93" style:parent-style-name="Policepardéfaut" style:family="text">
      <style:text-properties style:font-name="Century Gothic" style:font-name-asian="Arial Unicode MS" style:font-name-complex="Calibri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en" style:country-asian="GB"/>
    </style:style>
    <style:style style:name="P94" style:parent-style-name="Standard" style:family="paragraph">
      <style:paragraph-properties fo:text-align="justify"/>
    </style:style>
    <style:style style:name="T95" style:parent-style-name="Policepardéfaut" style:family="text">
      <style:text-properties style:font-name="Century Gothic" style:font-name-asian="Arial Unicode MS" style:font-name-complex="Calibri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en" style:country-asian="GB"/>
    </style:style>
    <style:style style:name="P96" style:parent-style-name="Standard" style:family="paragraph">
      <style:paragraph-properties fo:text-align="justify"/>
    </style:style>
    <style:style style:name="T97" style:parent-style-name="Policepardéfaut" style:family="text">
      <style:text-properties style:font-name="Century Gothic" style:font-name-asian="Arial Unicode MS" style:font-name-complex="Calibri" fo:font-size="11pt" style:font-size-asian="11pt" style:font-size-complex="11pt" style:text-underline-type="single" style:text-underline-style="solid" style:text-underline-width="auto" style:text-underline-mode="continuous" style:text-underline-color="#000000" style:language-asian="en" style:country-asian="GB"/>
    </style:style>
    <style:style style:name="P98" style:parent-style-name="Standard" style:family="paragraph">
      <style:paragraph-properties fo:text-align="justify"/>
    </style:style>
    <style:style style:name="T99" style:parent-style-name="Policepardéfaut" style:family="text">
      <style:text-properties style:font-name="Century Gothic" style:font-name-asian="Arial Unicode MS" style:font-name-complex="Calibri" style:text-line-through-style="solid" style:text-line-through-width="auto" style:text-line-through-color="font-color" style:text-line-through-mode="continuous" style:text-line-through-type="single" fo:font-size="11pt" style:font-size-asian="11pt" style:font-size-complex="11pt" style:language-asian="en" style:country-asian="GB"/>
    </style:style>
    <style:style style:name="P100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01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02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03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04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05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06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0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0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  <style:text-properties style:font-name="Century Gothic" fo:font-weight="bold" style:font-weight-asian="bold" fo:font-size="11pt" style:font-size-asian="11pt" style:font-size-complex="11pt"/>
    </style:style>
    <style:style style:name="T110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11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1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1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1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16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1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18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19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20" style:parent-style-name="Standard" style:family="paragraph">
      <style:paragraph-properties fo:text-align="justify"/>
    </style:style>
    <style:style style:name="T121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22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23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24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25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26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27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28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2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3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3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3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3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3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36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3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38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39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40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41" style:parent-style-name="Standard" style:family="paragraph">
      <style:paragraph-properties fo:text-align="justify"/>
      <style:text-properties style:font-name="Century Gothic" fo:font-weight="bold" style:font-weight-asian="bold" fo:font-size="11pt" style:font-size-asian="11pt" style:font-size-complex="11pt"/>
    </style:style>
    <style:style style:name="P14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4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44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45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46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4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48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4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5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5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52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53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5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55" style:parent-style-name="Standard" style:family="paragraph">
      <style:paragraph-properties fo:text-align="justify"/>
      <style:text-properties style:font-name="Century Gothic" fo:font-weight="bold" style:font-weight-asian="bold"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style:font-name="Century Gothic" fo:font-weight="bold" style:font-weight-asian="bold" fo:font-size="11pt" style:font-size-asian="11pt" style:font-size-complex="11pt"/>
    </style:style>
    <style:style style:name="P157" style:parent-style-name="Standard" style:family="paragraph">
      <style:paragraph-properties fo:text-align="justify"/>
    </style:style>
    <style:style style:name="T158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59" style:parent-style-name="Policepardéfaut" style:family="text">
      <style:text-properties style:font-name="Century Gothic" style:font-name-asian="Arial Unicode MS" style:font-name-complex="Calibri" fo:font-size="11pt" style:font-size-asian="11pt" style:font-size-complex="11pt" fo:language="fr" fo:country="BE" style:language-asian="en" style:country-asian="GB"/>
    </style:style>
    <style:style style:name="P160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61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62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6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64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65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66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67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68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69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70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71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P17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7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74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75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76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77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78" style:parent-style-name="Policepardéfaut" style:family="text">
      <style:text-properties style:font-name="Century Gothic" style:font-name-complex="Tahoma" style:font-weight-complex="bold" style:font-style-complex="italic" fo:color="#999999" fo:font-size="11pt" style:font-size-asian="11pt" style:font-size-complex="11pt"/>
    </style:style>
    <style:style style:name="T179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/>
    </style:style>
    <style:style style:name="T180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/>
    </style:style>
    <style:style style:name="P181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P182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83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text-properties style:font-name="Century Gothic" fo:font-weight="bold" style:font-weight-asian="bold" fo:font-size="11pt" style:font-size-asian="11pt" style:font-size-complex="11pt"/>
    </style:style>
    <style:style style:name="T186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T187" style:parent-style-name="Policepardéfaut" style:family="text">
      <style:text-properties style:font-name="Century Gothic" fo:font-size="11pt" style:font-size-asian="11pt" style:font-size-complex="11pt"/>
    </style:style>
    <style:style style:name="P188" style:parent-style-name="Standard" style:family="paragraph">
      <style:text-properties style:font-name="Century Gothic" fo:font-size="11pt" style:font-size-asian="11pt" style:font-size-complex="11pt"/>
    </style:style>
    <style:style style:name="P189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90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91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T192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93" style:parent-style-name="Standard" style:family="paragraph">
      <style:paragraph-properties fo:text-align="justify"/>
      <style:text-properties style:font-name="Century Gothic" style:font-name-complex="Tahoma" fo:font-size="11pt" style:font-size-asian="11pt" style:font-size-complex="11pt"/>
    </style:style>
    <style:style style:name="P194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195" style:parent-style-name="Policepardéfaut" style:family="text">
      <style:text-properties style:font-name="Century Gothic" style:font-name-complex="Tahoma" fo:font-size="11pt" style:font-size-asian="11pt" style:font-size-complex="11pt"/>
    </style:style>
    <style:style style:name="P196" style:parent-style-name="Standard" style:family="paragraph">
      <style:text-properties style:font-name="Century Gothic" fo:font-size="11pt" style:font-size-asian="11pt" style:font-size-complex="11pt"/>
    </style:style>
    <style:style style:name="T197" style:parent-style-name="Policepardéfaut" style:family="text">
      <style:text-properties style:font-name="Century Gothic" fo:font-weight="bold" style:font-weight-asian="bold" fo:font-size="11pt" style:font-size-asian="11pt" style:font-size-complex="11pt"/>
    </style:style>
    <style:style style:name="P198" style:parent-style-name="Standard" style:family="paragraph">
      <style:paragraph-properties fo:text-align="center"/>
      <style:text-properties style:font-name="Century Gothic" style:font-name-complex="Tahoma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text-align="center"/>
      <style:text-properties style:font-name="Century Gothic" style:font-name-complex="Tahoma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justify"/>
    </style:style>
    <style:style style:name="T201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/>
    </style:style>
    <style:style style:name="P202" style:parent-style-name="Standard" style:family="paragraph">
      <style:paragraph-properties fo:text-align="justify"/>
      <style:text-properties fo:color="#000000"/>
    </style:style>
    <style:style style:name="P203" style:parent-style-name="Standard" style:family="paragraph">
      <style:paragraph-properties fo:text-align="justify"/>
    </style:style>
    <style:style style:name="T204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/>
    </style:style>
    <style:style style:name="T205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/>
    </style:style>
    <style:style style:name="P206" style:parent-style-name="Standard" style:family="paragraph">
      <style:paragraph-properties fo:text-align="justify"/>
      <style:text-properties fo:color="#000000"/>
    </style:style>
    <style:style style:name="P207" style:parent-style-name="Standard" style:family="paragraph">
      <style:paragraph-properties fo:text-align="justify"/>
    </style:style>
    <style:style style:name="T208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 fo:language="en" fo:country="GB"/>
    </style:style>
    <style:style style:name="T209" style:parent-style-name="Policepardéfaut" style:family="text">
      <style:text-properties style:font-name="Century Gothic" style:font-name-complex="Tahoma" style:font-weight-complex="bold" style:font-style-complex="italic" fo:color="#000000" fo:font-size="11pt" style:font-size-asian="11pt" style:font-size-complex="11pt" fo:language="en" fo:country="GB"/>
    </style:style>
    <style:style style:name="T210" style:parent-style-name="Policepardéfaut" style:family="text">
      <style:text-properties style:font-name="Century Gothic" style:font-name-complex="Tahoma" style:font-weight-complex="bold" style:font-style-complex="italic" fo:color="#999999" fo:font-size="11pt" style:font-size-asian="11pt" style:font-size-complex="11pt" fo:language="en" fo:country="GB"/>
    </style:style>
    <style:style style:name="P211" style:parent-style-name="Standard" style:family="paragraph">
      <style:paragraph-properties fo:text-align="justify"/>
      <style:text-properties style:font-name="Century Gothic" style:font-name-complex="Tahoma" style:font-weight-complex="bold" style:font-style-complex="italic"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P212" style:parent-style-name="Standard" style:family="paragraph">
      <style:paragraph-properties fo:text-align="justify"/>
      <style:text-properties style:font-name="Century Gothic" style:font-name-complex="Tahoma" fo:color="#999999" fo:font-size="11pt" style:font-size-asian="11pt" style:font-size-complex="11pt" fo:language="en" fo:country="GB"/>
    </style:style>
    <style:style style:name="P213" style:parent-style-name="Standard" style:family="paragraph">
      <style:paragraph-properties fo:text-align="justify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214" style:parent-style-name="Policepardéfaut" style:family="text">
      <style:text-properties style:font-name="Century Gothic" style:font-name-complex="Tahoma" fo:color="#999999" fo:font-size="11pt" style:font-size-asian="11pt" style:font-size-complex="11pt" fo:language="en" fo:country="GB"/>
    </style:style>
    <style:style style:name="P215" style:parent-style-name="Standard" style:family="paragraph">
      <style:paragraph-properties fo:text-align="center">
        <style:tab-stops>
          <style:tab-stop style:type="left" style:position="0in"/>
          <style:tab-stop style:type="left" style:leader-style="solid" style:leader-text="_" style:position="6.3in"/>
        </style:tab-stops>
      </style:paragraph-properties>
    </style:style>
    <style:style style:name="T216" style:parent-style-name="Policepardéfaut" style:family="text">
      <style:text-properties style:font-name="Century Gothic" style:font-name-complex="Tahoma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Fiche d’évaluation</text:span></text:p>
      <text:p text:style-name="P3"/>
      <text:p text:style-name="Standard"><text:span text:style-name="T4">Projet CHIC</text:span></text:p>
      <text:p text:style-name="Standard"><text:span text:style-name="T5">Printed Bodies Workshop Barcelone</text:span></text:p>
      <text:p text:style-name="Standard"><text:span text:style-name="T6">Durée : <text:s/>3 jours, 18&gt;20 octobre 2016</text:span></text:p>
      <text:p text:style-name="P7"/>
      <text:p text:style-name="P8"/>
      <text:p text:style-name="Standard"><text:span text:style-name="T9">Nom – Prénom – Structure :</text:span></text:p>
      <text:p text:style-name="Standard"><text:span text:style-name="T10">Brunet Dewi…………………………………………………………………………………………………..</text:span></text:p>
      <text:p text:style-name="P11"/>
      <text:p text:style-name="Standard"><text:span text:style-name="T12">Mail / tel<text:s/></text:span><text:a xlink:href="mailto:dewibrunet@hotmail.com" office:target-frame-name="_top" xlink:show="replace"><text:span text:style-name="T13">dewibrunet@hotmail.com</text:span></text:a><text:span text:style-name="T14"><text:s/>…………………………………………………………………………………………………..</text:span></text:p>
      <text:p text:style-name="P15"/>
      <text:p text:style-name="Standard"><text:span text:style-name="T16">Profession : Artiste .........................................................................................................</text:span></text:p>
      <text:p text:style-name="P17"/>
      <text:p text:style-name="P18"/>
      <text:p text:style-name="Standard"><text:span text:style-name="T19">1 -</text:span><text:span text:style-name="T20"><text:s/>Quel était votre rôle dans ce workshop ?</text:span></text:p>
      <text:p text:style-name="P21"/>
      <text:p text:style-name="P22"><text:span text:style-name="T23">En tant qu’artiste/designer, partager mes savoir-faire et gérer un groupe.</text:span><text:span text:style-name="T24"><text:tab/></text:span></text:p>
      <text:p text:style-name="P25"/>
      <text:p text:style-name="P26"/>
      <text:p text:style-name="Standard"><text:span text:style-name="T27">2 - Pourquoi étiez vous là ?</text:span></text:p>
      <text:p text:style-name="P28"/>
      <text:p text:style-name="P29"><text:span text:style-name="T30">En tant que membre de l’OpenFab de Bruxelles.<text:s/></text:span><text:span text:style-name="T31"><text:tab/></text:span></text:p>
      <text:p text:style-name="P32"/>
      <text:p text:style-name="P33"/>
      <text:p text:style-name="Standard"><text:span text:style-name="T34">3 - Aviez-vous des attentes précises vis-à-vis de ce<text:s/></text:span><text:span text:style-name="T35">workshop ? Si oui lesquelles ?</text:span></text:p>
      <text:p text:style-name="P36"/>
      <text:p text:style-name="P37"><text:span text:style-name="T38">- Découvrir et décrypter les enjeux et questionnements autour du thème « printed bodies ».</text:span></text:p>
      <text:p text:style-name="P39"><text:span text:style-name="T40">- Produire des tampons.</text:span><text:span text:style-name="T41"><text:tab/></text:span></text:p>
      <text:p text:style-name="P42"/>
      <text:p text:style-name="P43"/>
      <text:p text:style-name="Standard"><text:span text:style-name="T44">4 - Est-ce que cette session a répondu à vos attentes ?</text:span></text:p>
      <text:p text:style-name="Standard"><text:span text:style-name="T45"><text:tab/></text:span><text:span text:style-name="T46"><text:tab/>Oui ou Non </text:span></text:p>
      <text:p text:style-name="Standard"><text:span text:style-name="T47"><text:tab/></text:span><text:span text:style-name="T48"><text:tab/>Expliquez brièvement votre répons</text:span><text:span text:style-name="T49">e</text:span></text:p>
      <text:p text:style-name="P50"/>
      <text:p text:style-name="P51"><text:span text:style-name="T52">Oui de part la réflexion menée et la production concrète en peu de temps.</text:span></text:p>
      <text:p text:style-name="P53"><text:span text:style-name="T54">Non car le parallèle entre les productions et les enjeux du workshop ne m’ont pas paru suffisant.</text:span><text:span text:style-name="T55"><text:tab/></text:span></text:p>
      <text:p text:style-name="P56"/>
      <text:p text:style-name="P57"><text:span text:style-name="T58"><text:tab/></text:span></text:p>
      <text:p text:style-name="P59"/>
      <text:p text:style-name="P60"/>
      <text:p text:style-name="Standard"><text:span text:style-name="T61">5 - Que retenez vous de ce workshop en 3 mots clés ou 3 photos ou dessins?</text:span></text:p>
      <text:p text:style-name="Standard"><text:span text:style-name="T62">Quels ont été selon vous les points les plus positifs de cette session ?</text:span></text:p>
      <text:p text:style-name="P63"/>
      <text:p text:style-name="P64"><text:span text:style-name="T65">Intensité <text:s/>- par la quantité d’idées débattues et de prototypes créés.</text:span></text:p>
      <text:p text:style-name="P66"><text:span text:style-name="T67">Qualité et diversité - des projets pouvant être mis en place et pérennisés.</text:span></text:p>
      <text:p text:style-name="P68"><text:span text:style-name="T69">Questionnement - de nos identités,</text:span><text:span text:style-name="T70"><text:s/>notre manière de communiquer.</text:span><text:span text:style-name="T71"><text:tab/></text:span></text:p>
      <text:p text:style-name="P72"/>
      <text:p text:style-name="P73"><text:span text:style-name="T74"><text:tab/></text:span></text:p>
      <text:p text:style-name="P75"/>
      <text:p text:style-name="P76"/>
      <text:p text:style-name="P77"><text:span text:style-name="T78">6 - Qu'avez-vous compris des objectifs de cet atelier ?</text:span></text:p>
      <text:p text:style-name="P79"/>
      <text:p text:style-name="P80"/>
      <text:p text:style-name="P81"><text:span text:style-name="T82">Créer des prototypes autour du tampon pour repenser notre rapport aux autres et la place de l’artisanat et du numérique dans nos sociétés futures.</text:span><text:span text:style-name="T83"><text:tab/></text:span></text:p>
      <text:p text:style-name="P84"/>
      <text:p text:style-name="P85"><text:span text:style-name="T86"><text:tab/></text:span></text:p>
      <text:p text:style-name="P87"/>
      <text:p text:style-name="P88"/>
      <text:p text:style-name="P89"><text:span text:style-name="T90">Les obj</text:span><text:span text:style-name="T91">ectifs étaient clairement définis?</text:span></text:p>
      <text:p text:style-name="P92"><text:span text:style-name="T93">Très satisfaisant</text:span></text:p>
      <text:p text:style-name="P94"><text:span text:style-name="T95">Satisfaisant</text:span></text:p>
      <text:p text:style-name="P96"><text:span text:style-name="T97">Peu satisfaisant</text:span></text:p>
      <text:p text:style-name="P98"><text:span text:style-name="T99">Pas satisfaisant</text:span></text:p>
      <text:p text:style-name="P100"/>
      <text:p text:style-name="P101"/>
      <text:p text:style-name="Standard"><text:span text:style-name="T102">7 - Cette session a-t-elle été enrichissante pour vous vis-à-vis de vos pratiques professionnelles ?</text:span></text:p>
      <text:p text:style-name="Standard"><text:span text:style-name="T103">Oui ou Non</text:span></text:p>
      <text:p text:style-name="P104"/>
      <text:p text:style-name="P105"><text:span text:style-name="T106">Oui</text:span><text:span text:style-name="T107"><text:tab/></text:span></text:p>
      <text:p text:style-name="P108"/>
      <text:p text:style-name="P109"/>
      <text:p text:style-name="Standard"><text:span text:style-name="T110">8- Si oui Précisez en quoi</text:span></text:p>
      <text:p text:style-name="P111"/>
      <text:p text:style-name="P112"><text:span text:style-name="T113">L’importance de « faire avec les moyens du bord »/détourner des objets et la complémentarité finale avec la découpe laser était fort appréciable.</text:span><text:span text:style-name="T114"><text:tab/></text:span></text:p>
      <text:p text:style-name="P115"/>
      <text:p text:style-name="P116"><text:span text:style-name="T117"><text:tab/></text:span></text:p>
      <text:p text:style-name="P118"/>
      <text:p text:style-name="P119"/>
      <text:p text:style-name="P120"><text:span text:style-name="T121">9 - Comment définiriez vous le cadre de travail : méthodologie, logistique, ambiance, taille du groupe ?</text:span></text:p>
      <text:p text:style-name="P122"/>
      <text:p text:style-name="Standard"><text:span text:style-name="T123">Points forts</text:span></text:p>
      <text:p text:style-name="P124"/>
      <text:p text:style-name="P125"><text:span text:style-name="T126">- Un sujet vaste, peu de directives quant aux résultats attendus laissant la place à la créativité de s’exprimer.</text:span></text:p>
      <text:p text:style-name="P127"><text:span text:style-name="T128">- Une ambiance décontractée permettant de nouer des liens et s’investir pleinement.</text:span></text:p>
      <text:p text:style-name="P129"><text:span text:style-name="T130">- Des espaces de travail variés et un acc</text:span><text:span text:style-name="T131">ès facile au matériel.</text:span></text:p>
      <text:p text:style-name="P132"><text:span text:style-name="T133">- Une introduction pour mieux se connaître bien menée.</text:span><text:span text:style-name="T134"><text:tab/></text:span></text:p>
      <text:p text:style-name="P135"/>
      <text:p text:style-name="P136"><text:span text:style-name="T137"><text:tab/></text:span></text:p>
      <text:p text:style-name="P138"/>
      <text:p text:style-name="P139"/>
      <text:p text:style-name="Standard"><text:span text:style-name="T140">Points faibles</text:span></text:p>
      <text:p text:style-name="P141"/>
      <text:soft-page-break/>
      <text:p text:style-name="P142"><text:span text:style-name="T143">- Un sujet vaste, peu de directives quant aux résultats attendus laissant un flottement et des incertitudes.</text:span></text:p>
      <text:p text:style-name="P144"><text:span text:style-name="T145">- Des groupes de travail trop petit.</text:span></text:p>
      <text:p text:style-name="P146"><text:span text:style-name="T147">- Un brai</text:span><text:span text:style-name="T148">nstorming d’introduction au sujet bien mené mais peu utilisé par la suite.</text:span></text:p>
      <text:p text:style-name="P149"><text:span text:style-name="T150">- Trop peu de retour entre les créations et les enjeux du sujet.</text:span><text:span text:style-name="T151"><text:tab/></text:span></text:p>
      <text:p text:style-name="P152"/>
      <text:p text:style-name="P153"><text:span text:style-name="T154"><text:tab/></text:span></text:p>
      <text:p text:style-name="P155"/>
      <text:p text:style-name="P156"/>
      <text:p text:style-name="P157"><text:span text:style-name="T158">10 –La communication liée au workshop était elle claire ? <text:s/></text:span><text:span text:style-name="T159">Sa temporalité ?</text:span></text:p>
      <text:p text:style-name="P160"/>
      <text:p text:style-name="P161"><text:span text:style-name="T162">Non, ni dans l’avant workshop<text:s/></text:span><text:span text:style-name="T163">pour s’imprégner du sujet, ni pendant pour clarifier les moments de restitution, de mise en commun...</text:span><text:span text:style-name="T164"><text:tab/></text:span></text:p>
      <text:p text:style-name="P165"/>
      <text:p text:style-name="P166"><text:span text:style-name="T167"><text:tab/></text:span></text:p>
      <text:p text:style-name="P168"/>
      <text:p text:style-name="P169"/>
      <text:p text:style-name="Standard"><text:span text:style-name="T170">11 - Quels éléments pourraient être améliorés ?</text:span></text:p>
      <text:p text:style-name="P171"/>
      <text:p text:style-name="P172"><text:span text:style-name="T173">- Inviter plus d’artistes, d’étudiants, d’acteurs locaux à participer.</text:span></text:p>
      <text:p text:style-name="P174"><text:span text:style-name="T175">- Mieux clarifier les attent</text:span><text:span text:style-name="T176">es, les enjeux et l’organisation du workshop et de l’ensemble du projet.</text:span></text:p>
      <text:p text:style-name="P177"><text:span text:style-name="T178">-<text:s/></text:span><text:span text:style-name="T179">Il serait bon de trouver un moyen de mieux questionner chaque projet lors de la restitution finale notamment (ne pas être dans une optique d’information mais d’échange et de partici</text:span><text:span text:style-name="T180">pation)</text:span></text:p>
      <text:p text:style-name="P181"/>
      <text:p text:style-name="P182"><text:span text:style-name="T183"><text:tab/></text:span></text:p>
      <text:p text:style-name="P184"/>
      <text:p text:style-name="P185"/>
      <text:p text:style-name="Standard"><text:span text:style-name="T186">12 – Quel type de relation avez vous eu dans le cadre du worskhop :</text:span></text:p>
      <text:p text:style-name="Standard"><text:span text:style-name="T187">d'égal à égal dans le groupe ou d'un rapport maître à <text:s/>élève, professionnel expert et « amateur » ?</text:span></text:p>
      <text:p text:style-name="P188"/>
      <text:p text:style-name="P189"><text:span text:style-name="T190">D’égal à égal, ce qui me semble avoir été très bénéfique pour que chacun<text:s/></text:span><text:span text:style-name="T191">se sente respecté, apprécié et puise donner le meilleur de lui même.</text:span><text:span text:style-name="T192"><text:tab/></text:span></text:p>
      <text:p text:style-name="P193"/>
      <text:p text:style-name="P194"><text:span text:style-name="T195"><text:tab/></text:span></text:p>
      <text:p text:style-name="P196"/>
      <text:p text:style-name="Standard"><text:span text:style-name="T197">13 - Autres commentaires/ suggestions.</text:span></text:p>
      <text:p text:style-name="P198"/>
      <text:p text:style-name="P199"/>
      <text:p text:style-name="P200"><text:span text:style-name="T201">Il me semble important d’expliquer le rôle de chaque partenaire dans le projet.</text:span></text:p>
      <text:p text:style-name="P202"/>
      <text:p text:style-name="P203"><text:span text:style-name="T204">L’Union Européenne finance ce projet dans le cadre du<text:s/></text:span><text:span text:style-name="T205">programme Creative Europe, deux mots la dessus serait bienvenu (pourquoi ce sujet est important au niveau européen ? Quelles sont les attentes de la Commission sur ce travail ?...)</text:span></text:p>
      <text:p text:style-name="P206"/>
      <text:p text:style-name="P207"><text:span text:style-name="T208">It is essential to speak a common langage… (preferably english and not fre</text:span><text:span text:style-name="T209">nch)</text:span><text:span text:style-name="T210">----------------------------------------------------------------------------------------------------------------------------</text:span></text:p>
      <text:p text:style-name="P211"/>
      <text:p text:style-name="P212"/>
      <text:soft-page-break/>
      <text:p text:style-name="P213"><text:span text:style-name="T214"><text:tab/></text:span></text:p>
      <text:p text:style-name="P215"><text:span text:style-name="T216">MERCI ET BONNE CONTINU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size-complex="12pt" style:language-asian="fr" style:country-asian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nny</meta:initial-creator>
    <dc:creator>Dewi</dc:creator>
    <meta:creation-date>2017-03-22T15:22:00Z</meta:creation-date>
    <dc:date>2017-03-22T15:22:00Z</dc: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79" meta:character-count="4408" meta:row-count="31" meta:non-whitespace-character-count="3737"/>
  </office:meta>
</office:document-meta>
</file>